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8dc4" officeooo:paragraph-rsid="001e8dc4"/>
    </style:style>
    <style:style style:name="P2" style:family="paragraph" style:parent-style-name="Standard">
      <style:text-properties fo:color="#cc0000" officeooo:rsid="001e8dc4" officeooo:paragraph-rsid="001e8dc4"/>
    </style:style>
    <style:style style:name="P3" style:family="paragraph" style:parent-style-name="Standard">
      <style:text-properties fo:color="#cc0000" officeooo:rsid="001e8dc4" officeooo:paragraph-rsid="001f4331"/>
    </style:style>
    <style:style style:name="P4" style:family="paragraph" style:parent-style-name="Standard">
      <style:text-properties fo:color="#cc0000" officeooo:rsid="001f4331" officeooo:paragraph-rsid="0020f22f"/>
    </style:style>
    <style:style style:name="P5" style:family="paragraph" style:parent-style-name="Standard">
      <style:text-properties fo:color="#cc0000" officeooo:rsid="001e8dc4" officeooo:paragraph-rsid="00264bfd"/>
    </style:style>
    <style:style style:name="P6" style:family="paragraph" style:parent-style-name="Standard">
      <style:text-properties fo:color="#cc0000" officeooo:rsid="001e8dc4" officeooo:paragraph-rsid="002cbba3"/>
    </style:style>
    <style:style style:name="P7" style:family="paragraph" style:parent-style-name="Standard">
      <style:text-properties fo:color="#cc0000" officeooo:rsid="001f4331" officeooo:paragraph-rsid="00264bfd"/>
    </style:style>
    <style:style style:name="P8" style:family="paragraph" style:parent-style-name="Standard">
      <style:text-properties fo:color="#cc0000" officeooo:rsid="002bdd73" officeooo:paragraph-rsid="002cbba3"/>
    </style:style>
    <style:style style:name="P9" style:family="paragraph" style:parent-style-name="Standard">
      <style:text-properties fo:color="#cc0000" officeooo:rsid="002cbba3" officeooo:paragraph-rsid="002cbba3"/>
    </style:style>
    <style:style style:name="P10" style:family="paragraph" style:parent-style-name="Standard">
      <style:text-properties fo:color="#cc0000" officeooo:rsid="002f2d74" officeooo:paragraph-rsid="00328ee5"/>
    </style:style>
    <style:style style:name="P11" style:family="paragraph" style:parent-style-name="Standard">
      <style:text-properties fo:color="#cc0000" officeooo:rsid="0034cfd6" officeooo:paragraph-rsid="0035034e"/>
    </style:style>
    <style:style style:name="P12" style:family="paragraph" style:parent-style-name="Standard">
      <style:text-properties officeooo:rsid="001f4331" officeooo:paragraph-rsid="00264bfd"/>
    </style:style>
    <style:style style:name="P13" style:family="paragraph" style:parent-style-name="Standard">
      <style:text-properties officeooo:rsid="001f4331" officeooo:paragraph-rsid="002bdd73"/>
    </style:style>
    <style:style style:name="P14" style:family="paragraph" style:parent-style-name="Standard">
      <style:text-properties officeooo:rsid="001e8dc4" officeooo:paragraph-rsid="002910b6"/>
    </style:style>
    <style:style style:name="P15" style:family="paragraph" style:parent-style-name="Standard">
      <style:text-properties officeooo:rsid="002910b6" officeooo:paragraph-rsid="002a6ff4"/>
    </style:style>
    <style:style style:name="P16" style:family="paragraph" style:parent-style-name="Standard">
      <style:text-properties fo:color="#000000" officeooo:rsid="002bdd73" officeooo:paragraph-rsid="002bdd73"/>
    </style:style>
    <style:style style:name="P17" style:family="paragraph" style:parent-style-name="Standard">
      <style:text-properties fo:color="#000000" officeooo:rsid="002eb26b" officeooo:paragraph-rsid="002eb26b"/>
    </style:style>
    <style:style style:name="P18" style:family="paragraph" style:parent-style-name="Standard">
      <style:text-properties fo:color="#000000" officeooo:rsid="0033c5ae" officeooo:paragraph-rsid="0033c5ae"/>
    </style:style>
    <style:style style:name="P19" style:family="paragraph" style:parent-style-name="Standard">
      <style:text-properties fo:color="#000000" officeooo:rsid="0034cfd6" officeooo:paragraph-rsid="0034cfd6"/>
    </style:style>
    <style:style style:name="P20" style:family="paragraph" style:parent-style-name="Standard">
      <style:text-properties fo:color="#0066ff" officeooo:rsid="001e8dc4" officeooo:paragraph-rsid="0033ecdf"/>
    </style:style>
    <style:style style:name="P21" style:family="paragraph" style:parent-style-name="Standard">
      <style:text-properties fo:color="#0066ff" officeooo:rsid="0033c5ae" officeooo:paragraph-rsid="0034cfd6"/>
    </style:style>
    <style:style style:name="T1" style:family="text">
      <style:text-properties officeooo:rsid="001e8dc4"/>
    </style:style>
    <style:style style:name="T2" style:family="text">
      <style:text-properties fo:color="#cc0000"/>
    </style:style>
    <style:style style:name="T3" style:family="text">
      <style:text-properties fo:color="#cc0000" officeooo:rsid="001e8dc4"/>
    </style:style>
    <style:style style:name="T4" style:family="text">
      <style:text-properties fo:color="#cc0000" officeooo:rsid="00258f15"/>
    </style:style>
    <style:style style:name="T5" style:family="text">
      <style:text-properties fo:color="#cc0000" officeooo:rsid="0026173d"/>
    </style:style>
    <style:style style:name="T6" style:family="text">
      <style:text-properties fo:color="#cc0000" officeooo:rsid="00264bfd"/>
    </style:style>
    <style:style style:name="T7" style:family="text">
      <style:text-properties fo:color="#cc0000" officeooo:rsid="002a6ff4"/>
    </style:style>
    <style:style style:name="T8" style:family="text">
      <style:text-properties fo:color="#cc0000" officeooo:rsid="001f4331"/>
    </style:style>
    <style:style style:name="T9" style:family="text">
      <style:text-properties fo:color="#cc0000" officeooo:rsid="002bdd73"/>
    </style:style>
    <style:style style:name="T10" style:family="text">
      <style:text-properties fo:color="#cc0000" officeooo:rsid="0033c5ae"/>
    </style:style>
    <style:style style:name="T11" style:family="text">
      <style:text-properties fo:color="#cc0000" officeooo:rsid="0033ecdf"/>
    </style:style>
    <style:style style:name="T12" style:family="text">
      <style:text-properties fo:color="#cc0000" officeooo:rsid="0034cfd6"/>
    </style:style>
    <style:style style:name="T13" style:family="text">
      <style:text-properties fo:color="#cc0000" officeooo:rsid="0035034e"/>
    </style:style>
    <style:style style:name="T14" style:family="text">
      <style:text-properties fo:color="#cc0000" officeooo:rsid="003518db"/>
    </style:style>
    <style:style style:name="T15" style:family="text">
      <style:text-properties officeooo:rsid="001f4331"/>
    </style:style>
    <style:style style:name="T16" style:family="text">
      <style:text-properties fo:color="#000000"/>
    </style:style>
    <style:style style:name="T17" style:family="text">
      <style:text-properties fo:color="#000000" officeooo:rsid="0020f22f"/>
    </style:style>
    <style:style style:name="T18" style:family="text">
      <style:text-properties fo:color="#000000" officeooo:rsid="001e8dc4"/>
    </style:style>
    <style:style style:name="T19" style:family="text">
      <style:text-properties fo:color="#000000" officeooo:rsid="00235f8a"/>
    </style:style>
    <style:style style:name="T20" style:family="text">
      <style:text-properties fo:color="#000000" officeooo:rsid="00258f15"/>
    </style:style>
    <style:style style:name="T21" style:family="text">
      <style:text-properties fo:color="#000000" officeooo:rsid="001f4331"/>
    </style:style>
    <style:style style:name="T22" style:family="text">
      <style:text-properties fo:color="#000000" officeooo:rsid="002a6ff4"/>
    </style:style>
    <style:style style:name="T23" style:family="text">
      <style:text-properties fo:color="#000000" officeooo:rsid="002bdd73"/>
    </style:style>
    <style:style style:name="T24" style:family="text">
      <style:text-properties fo:color="#000000" officeooo:rsid="002cbba3"/>
    </style:style>
    <style:style style:name="T25" style:family="text">
      <style:text-properties fo:color="#000000" officeooo:rsid="0030c070"/>
    </style:style>
    <style:style style:name="T26" style:family="text">
      <style:text-properties officeooo:rsid="00206f1b"/>
    </style:style>
    <style:style style:name="T27" style:family="text">
      <style:text-properties officeooo:rsid="0020f22f"/>
    </style:style>
    <style:style style:name="T28" style:family="text">
      <style:text-properties officeooo:rsid="0024dec0"/>
    </style:style>
    <style:style style:name="T29" style:family="text">
      <style:text-properties fo:color="#800000" officeooo:rsid="002a6ff4"/>
    </style:style>
    <style:style style:name="T30" style:family="text">
      <style:text-properties officeooo:rsid="0026173d"/>
    </style:style>
    <style:style style:name="T31" style:family="text">
      <style:text-properties officeooo:rsid="002eb26b"/>
    </style:style>
    <style:style style:name="T32" style:family="text">
      <style:text-properties officeooo:rsid="002f2d74"/>
    </style:style>
    <style:style style:name="T33" style:family="text">
      <style:text-properties officeooo:rsid="0030c070"/>
    </style:style>
    <style:style style:name="T34" style:family="text">
      <style:text-properties officeooo:rsid="003503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1 : As with all methods, the first step is preprocessing part. When the preprocessing part</text:p>
      <text:p text:style-name="P1">is over, the lanes must be detected.</text:p>
      <text:p text:style-name="P1"/>
      <text:p text:style-name="P2">Step 1 : As with all methods, the first step is preprocessing phase. When the preprocessing phase is over, it must be find out, between which vertically pixels are the lanes stand. </text:p>
      <text:p text:style-name="P1"/>
      <text:p text:style-name="P1"/>
      <text:p text:style-name="P1">Step 2 : Secondly, the positions of the lanes should be found. In order to find the positions of</text:p>
      <text:p text:style-name="P1">the lanes, the Standard Hough Transformation is used. But the Standard Hough Transformation</text:p>
      <text:p text:style-name="P1">should not utilize the entire frame; rather, the frame is cropped. There is an advantage to</text:p>
      <text:p text:style-name="P1">cropping the frame, which will be explained in detail.</text:p>
      <text:p text:style-name="P1">The frames obtained from the camera are at a resolution of 640x480 pixels, which is the default</text:p>
      <text:p text:style-name="P1">value. The resolution of the camera can be increased by adjusting its settings, but it is not</text:p>
      <text:p text:style-name="P1">possible to decrease it this way. In order to decrease the resolution of the camera, there is</text:p>
      <text:p text:style-name="P1">another technique that can be used. This technique is used with another method, and will be</text:p>
      <text:p text:style-name="P1">explained there. With this method, the minimum resolution the camera allows is used. There</text:p>
      <text:p text:style-name="P1">are some reasons for this, the most important being that if the resolution is increased, there are</text:p>
      <text:p text:style-name="P1">more pixels, and thus the computing time increases as well. High computing time is of course</text:p>
      <text:p text:style-name="P1">undesirable.</text:p>
      <text:p text:style-name="P1">The original height of the frame was 640 pixels, but as previously mentioned, the frame was</text:p>
      <text:p text:style-name="P1">cropped. As seen in Figure 3.7a, when there is a curve, the camera also detects points that do</text:p>
      <text:p text:style-name="P1">not belong to the track. When the frame is not cropped, the detection of irrelevant points would</text:p>
      <text:p text:style-name="P1">result in the undesired production of red Standard Hough Transformation lines. As a result, the upper 100 pixels of the frame height were removed and only the lower 540 pixels were used.</text:p>
      <text:p text:style-name="P1">As seen at Figure 3.7b, the red lines are shown only in the last 540 pixels of frame height and</text:p>
      <text:p text:style-name="P1">do not cover the irrelevant parts of the frame. If there is a lane, the red lines are very close each</text:p>
      <text:p text:style-name="P1">other, but if there is no lane, there is a distance of at least 50 pixels between the red lines. In</text:p>
      <text:p text:style-name="P1">Figure 3.7b, there are three different groups of red lines. In each group, there is a lane. Thanks</text:p>
      <text:p text:style-name="P1">to the Standard Hough Line Transformation, we know which lanes are between which pixel</text:p>
      <text:p text:style-name="P1">columns.</text:p>
      <text:p text:style-name="P1">But here there is also another problem. If a curve is to be detected, everything in this step works</text:p>
      <text:p text:style-name="P1">as it should (see Figure 3.7b), but if a straight lane is to be detected, a problem occurs. As seen</text:p>
      <text:p text:style-name="P1">in Figure 3.8a, the beginning of the middle lane can be grouped with the left lane. In other</text:p>
      <text:p text:style-name="P1">words, there are again three different groups for three different lanes but each group of red</text:p>
      <text:p text:style-name="P1">lines fails to separate the lanes clearly from each other. As a result, the correct starting points of</text:p>
      <text:p text:style-name="P1">the middle and left lanes are not able to be found. In order for the lanes to be detected clearly,</text:p>
      <text:p text:style-name="P1">the frame must be divided into two horizontal rows.</text:p>
      <text:p text:style-name="P1">As previously mentioned, 100 pixels were already cropped from the top of the image in order</text:p>
      <text:p text:style-name="P1">to detect the positions of the lanes clearly and now, the rest of the frame must be divided into</text:p>
      <text:p text:style-name="P1">two rows. Based on the experimental results, the top row is 150 pixels high and the bottom</text:p>
      <text:p text:style-name="P1">row is 230 pixels high. As a result, the lanes can be grouped into two small frames and in each</text:p>
      <text:p text:style-name="P1">small frame, the starting points of lanes must be found. As seen in Figure 3.8b, when the frame</text:p>
      <text:p text:style-name="P1">is divided into two pieces, the lanes can be grouped separately.</text:p>
      <text:p text:style-name="P1"/>
      <text:p text:style-name="P2">Step <text:span text:style-name="T28">2</text:span> : Secondly, the positions of the lanes should be found. In order to find the positions of the lanes, the Standard Hough <text:span text:style-name="T26">Line </text:span>Transformation is used. But the Standard Hough <text:span text:style-name="T26">Line </text:span>Transformation should not utilize the entire frame; rather, the frame is cropped. There is an advantage to croping the frame, which will be explained in detail.</text:p>
      <text:p text:style-name="P2"/>
      <text:p text:style-name="P4"><text:span text:style-name="T27">In this project</text:span>, <text:span text:style-name="T26">the </text:span>Standard Hough <text:span text:style-name="T26">Line </text:span>Transformation is used different than its actual <text:span text:style-name="T26">task. Normally, the Standard Hough Line Transformation detects the straight lines but here it checks, if there are 2 edges in the same vertical of the frame. In other words, if there is a lane, there are 2 </text:span><text:soft-page-break/><text:span text:style-name="T26">edges of the lane in the frame so if there is a lane, there are also Hough Transformation lines. For the Standard Hough Line Transformation is used <text:s/>the function of OpenCV. As previously in Section </text:span><text:span text:style-name="T17">Standard Hough Transformation </text:span><text:span text:style-name="T1">explained, for using the this function in OpenCV, some parameters must be setted. One of these parameters was “threshold”, which decides the minimum number of the points to detect a line. In a lane, there are two edges so the Standard Hough lines must be drawn if 2 points in the same vertical are detected. On the other hand, these two points are searched just vertically so another parameter in the Standard Hough Line Transformation function from OpenCV is for the angle, which has to check the points in that angle. Because of the checking just vertically edge with each other, these angle value, which is already named </text:span><text:span text:style-name="T18">‘\</text:span><text:span text:style-name="T19">theta</text:span><text:span text:style-name="T18">’</text:span><text:span text:style-name="T1">, is setted ‘CV_PI(180 degree)’.</text:span></text:p>
      <text:p text:style-name="P4"/>
      <text:p text:style-name="P3">The frames obtained from the camera are at a resolution of 640x4<text:bookmark-start text:name="__DdeLink__342_851611673"/>80 pixel<text:bookmark-end text:name="__DdeLink__342_851611673"/>s, which is the default value. The resolution of the camera can be increased <text:span text:style-name="T15">and decreased by adjusting its settings.</text:span></text:p>
      <text:p text:style-name="P13"><text:span text:style-name="T2">The original height of the frame was 640 pixels in this method, but as previously mentioned, the frame was cropped. As seen in </text:span><text:span text:style-name="T16">Figure 3.7a</text:span><text:span text:style-name="T2">, the camera detects the edges that do not belong to the track. When the frame is not cropped, the detection of irrelevant edges </text:span><text:span text:style-name="T3">would result in the undesired production of Standard Hough Transformation lines(which shown in red color). <text:s/>So Hough Transformation is used just for lower 230 pixels. </text:span><text:span text:style-name="T6">If more than 230 pixels were used for generating the Standard Hough Transformation lines. </text:span></text:p>
      <text:p text:style-name="P5"/>
      <text:p text:style-name="P12"><text:span text:style-name="T3">As seen in <text:s/></text:span><text:span text:style-name="T16">Figure 3.7</text:span><text:span text:style-name="T20">b</text:span><text:span text:style-name="T2">, <text:s/></text:span><text:span text:style-name="T3">the red lines are shown only in the last 230 pixels of frame height and do not cover the irrelevant parts of the frame.If there is a lane, the red lines are very close each other, but if there is no lane, there is a distance of at least 50 pixels between the red lines. In </text:span><text:span text:style-name="T18">Figure 3.7b,</text:span><text:span text:style-name="T3"> there are </text:span><text:span text:style-name="T4">two</text:span><text:span text:style-name="T3"> different groups of red lines. In each group, there is a lane. Thanks to the Standard Hough Line Transformation, </text:span><text:span text:style-name="T13">it is</text:span><text:span text:style-name="T3"> know</text:span><text:span text:style-name="T13">n,</text:span><text:span text:style-name="T3"> which lanes are between which pixel columns. </text:span><text:span text:style-name="T5">The right group </text:span><text:bookmark-start text:name="__DdeLink__354_851611673"/><text:span text:style-name="T5">of Standard Hough Transformation lines</text:span><text:bookmark-end text:name="__DdeLink__354_851611673"/><text:span text:style-name="T5"> signs the right lane and the left group of Standard Hough Transformation lines signs the middle lane. </text:span></text:p>
      <text:p text:style-name="P12"><text:span text:style-name="T5"/></text:p>
      <text:p text:style-name="P15"><text:span text:style-name="T5">A</text:span><text:span text:style-name="T2">s recently explained, the positions of the two lanes (right and middle) were detected. Actually, if the more than the lower 230 pixels of the frame would be used, the positions of the all lanes (if the all three lanes can be seen in the frame) </text:span><text:span text:style-name="T7">but in this case, another problem occurs. As seen in </text:span><text:span text:style-name="T21">Figure 3.</text:span><text:span text:style-name="T22">8a</text:span><text:span text:style-name="T8">, </text:span><text:span text:style-name="T7">Standard Hough Transformation is implemented for the lower 540 pixels of the frame. As in the same Figure seen, if there is a curve, everything works fine and the positions of the all lanes can be detected. But if there is a straight lane like in </text:span><text:span text:style-name="T21">Figure 3.</text:span><text:span text:style-name="T22">8b</text:span><text:span text:style-name="T8">, </text:span><text:span text:style-name="T7">the position of the lanes can not be detected correctly. <text:s/>Beginning of the middle lane is grouped with the left lane so it causes the lane detection problems. </text:span><text:span text:style-name="T3">In othe</text:span><text:span text:style-name="T7">r</text:span><text:span text:style-name="T29"> </text:span><text:span text:style-name="T3">words, there are again three different groups for three different lanes but each group of red lines fails to separate the lanes clearly from each other. As a result, the correct starting points of the middle and left lanes are not able to be found. In order for the lanes to be detected clearly, Standard Hough Line Transformation must be used just for the lower 240 pixels of the frame. </text:span><text:span text:style-name="T9">End of this step, the positions of the middle and right lane were detected.</text:span></text:p>
      <text:p text:style-name="P7"/>
      <text:p text:style-name="P12"><text:span text:style-name="T5"/></text:p>
      <text:p text:style-name="P16"><text:span text:style-name="T30">Step 3 : After the lanes are grouped separately in two different small frames, the heights of</text:span></text:p>
      <text:p text:style-name="P16"><text:span text:style-name="T30">which are 230 and 150 pixels, the points (pixels) on the lanes must be found in the two small</text:span></text:p>
      <text:p text:style-name="P16"><text:span text:style-name="T30">frames. For that, we have to use Probabilistic Hough Transformation. The Probabilistic Hough</text:span></text:p>
      <text:p text:style-name="P16"><text:span text:style-name="T30">Transformation is a bit different than Standard Hough Line Transformation because Standard</text:span></text:p>
      <text:p text:style-name="P16"><text:span text:style-name="T30">Hough Transformation is more suitable for straight lanes. However, if there is a curve, the</text:span></text:p>
      <text:p text:style-name="P16"><text:span text:style-name="T30">Standard Hough Transformation is not able to detect lanes very well. As previously mentioned,</text:span></text:p>
      <text:p text:style-name="P16"><text:span text:style-name="T30">a line can be represented as y = mx+c or in parametric form, as ρ = x cos θ + y sin θ where</text:span></text:p>
      <text:p text:style-name="P16"><text:span text:style-name="T30">ρ is the perpendicular distance from origin to the line, and θ is the angle formed by this</text:span></text:p>
      <text:p text:style-name="P16"><text:span text:style-name="T30">perpendicular line and horizontal axis measured in counter-clockwise. However, is different</text:span></text:p>
      <text:p text:style-name="P16"><text:span text:style-name="T30">in the case of the Probabilistic Hough Transformation. A line is represented by two or more</text:span></text:p>
      <text:p text:style-name="P16"><text:soft-page-break/><text:span text:style-name="T30">points. If the Probabilistic Hough Transformation finds at least two points from the same line,</text:span></text:p>
      <text:p text:style-name="P16"><text:span text:style-name="T30">it represents the two end points of these lines.</text:span></text:p>
      <text:p text:style-name="P16"><text:span text:style-name="T30">In this master’s thesis, the Probabilistic Hough lines are not drawn because just the points (pix-</text:span></text:p>
      <text:p text:style-name="P16"><text:span text:style-name="T30">els) which are detected in the lanes with the Probabilistic Hough Transformation are needed. </text:span>In Figure 4.9a and Figure 4.9b, the Probabilistic Hough Transformation Points (green pixels) are</text:p>
      <text:p text:style-name="P16">shown. The Probabilistic Hough Transformation detected a large number of pixels. By changing</text:p>
      <text:p text:style-name="P16">the parameters of the Probabilistic Hough Transformation found in OpenCV, fewer Hough Points</text:p>
      <text:p text:style-name="P16">on the lanes are detected, but detecting too few Hough points can also cause some problems</text:p>
      <text:p text:style-name="P16">for detecting the lanes. On the other hand, detecting a large number of Hough Points results</text:p>
      <text:p text:style-name="P16">in more computing time, which is undesirable. So in this case, the parameters of Probabilistic</text:p>
      <text:p text:style-name="P16">Hough Transformation function in OpenCV must be optimized. Thanks to optimization, the best</text:p>
      <text:p text:style-name="P16">solution (less computing time and good lane detection) is found.</text:p>
      <text:p text:style-name="P12"><text:span text:style-name="T5"/></text:p>
      <text:p text:style-name="P6"><text:span text:style-name="T30">Step 3 : After the position of the middle and right lane were detected, the Probabilistic Hough Transformation must be implemented. Probabilistic Hough Transformation finds the pixels, which are on the edges of the lanes. The Probabilistic Hough</text:span></text:p>
      <text:p text:style-name="P8"><text:span text:style-name="T30">Transformation is a bit different than Standard Hough Line Transformation because Standard</text:span></text:p>
      <text:p text:style-name="P8"><text:span text:style-name="T30">Hough Transformation is more suitable for straight lanes. However, if there is a curve, the</text:span></text:p>
      <text:p text:style-name="P8"><text:span text:style-name="T30">Standard Hough Transformation is not able to detect lanes very well. As previously in Section </text:span><text:span text:style-name="T24">Standard Hough Line Transformation </text:span><text:span text:style-name="T30">mentioned, a line can be represented as y = mx+c or in parametric form, as ρ = x cos θ + y sin θ where ρ is the perpendicular distance from origin to the line, and θ is the angle formed by this perpendicular line and horizontal axis measured in counter-clockwise. However, is different in the case of the Probabilistic Hough Transformation. A line is represented by two or more points. If the Probabilistic Hough Transformation finds at least two points from the same line, it represents the two end points of these lines.</text:span></text:p>
      <text:p text:style-name="P8"/>
      <text:p text:style-name="P10"><text:span text:style-name="T33">In this project, the function for the Probabilistic Hough Transformation from OpenCV is used, it</text:span> detects normally lines, but all lanes consist of small lines also even it is a curve. In this project, these small lines on the lanes are detected. These small lines has a starting and end points so instead of the drawning these small lines, the start and end points of these small lines are shown. These all points (pixels) are on the lanes. As previously in Section <text:span text:style-name="T16">Probabilistic Hough Transformation </text:span>explained, there <text:span text:style-name="T33">must be setted for Probabilistic Hough Transformation. Here, the value of ‘</text:span><text:span text:style-name="T25">\ro’</text:span><text:span text:style-name="T33">, is the resolution in pixels. In this project, this value is setted as 2 and it means, for each 2 pixels, a the lines are searched . Another value in this function is <text:s/>‘\</text:span><text:span text:style-name="T25">theta’</text:span><text:span text:style-name="T33">, which is the resolution in radians. In the Standard Hough Transformation, this value was choosed as 180 degree which can detect just vertical lines but in the Probabilistic Hough Transformation, this value is setted as 1 pixels (CV_PI/180), which can search for each 1 grad angle, the straight lines searched. The ‘threshold’ value decides the minimum number of the points in the same line, to detect a line. This value is used as 2 in this project because it is enough to detect a line, if there are just a start and end points in a line. Another parameter in this function is ‘minLinLength’, which is the minimum length of the line. In this project, Probabilistic Hough Transformation is used to detect small lines in the lanes so this value must be so less. In this project, this value is choosen as 2 because if there are two pixels next to each other in the same lane, these pixels must be detected. The last parameter of the Probabilistic Hough Transformation function is ‘maxLineGap’, which decides to detect small lines if there is more than this value. For the stable lane detection, on the lanes must be detected as soon as more Probabilistic Hough Points so this value is choosed as 2 so this value must be choosen small. These all parameters can be changed and it will effect the computing time.</text:span></text:p>
      <text:p text:style-name="P8"/>
      <text:p text:style-name="P8"><text:span text:style-name="T32">I</text:span>n <text:span text:style-name="T16">Figure 4.9a</text:span> and <text:span text:style-name="T16">Figure 4.9b</text:span>, the Probabilistic Hough Transformation Points (green pixels) are</text:p>
      <text:p text:style-name="P8">shown. The Probabilistic Hough Transformation detected a large number of pixels. By changing</text:p>
      <text:p text:style-name="P8">the parameters of the Probabilistic Hough Transformation found in OpenCV, fewer Hough Points</text:p>
      <text:p text:style-name="P8">on the lanes are detected, but detecting too few Hough points can also cause some problems</text:p>
      <text:p text:style-name="P8"><text:soft-page-break/>for detecting the lanes. On the other hand, detecting a large number of Hough Points results</text:p>
      <text:p text:style-name="P8">in more computing time, which is undesirable. So in this case, the parameters of Probabilistic</text:p>
      <text:p text:style-name="P8">Hough Transformation function in OpenCV must be optimized. Thanks to optimization, the best</text:p>
      <text:p text:style-name="P8">solution (less computing time and good lane detection) is found. </text:p>
      <text:p text:style-name="P9">As previously mentioned, detecting a larger number of Hough Points is increased the computing time. Just because of this reason, the Probabilistic Hough Transformation is not used in the all frame. As seen in <text:span text:style-name="T23">Figure 4.9a</text:span>, in the upper pixels of the frame, there are so many Probabilistic Hough Points which are not relevant the lane so the upper 100 pixels of the frame was cropped, before the Probabilistic Hough Transformation is implemented. In <text:span text:style-name="T23">Figure 4.9</text:span><text:span text:style-name="T16">b</text:span>, the Probabilistic Hough Points are just on the lanes. With cropping upper 100 pixels, the algorithm <text:span text:style-name="T31">is much more faster compare to without cropping the frame.</text:span></text:p>
      <text:p text:style-name="P9"/>
      <text:p text:style-name="P9"/>
      <text:p text:style-name="P9"/>
      <text:p text:style-name="P9"/>
      <text:p text:style-name="P9"/>
      <text:p text:style-name="P9"/>
      <text:p text:style-name="P9"/>
      <text:p text:style-name="P9"/>
      <text:p text:style-name="P9"/>
      <text:p text:style-name="P9"/>
      <text:p text:style-name="P17">Step 4 : It is now known in which pixel columns the lanes lie (Step 2), and the points (pixels)</text:p>
      <text:p text:style-name="P17">on the lanes are also shown thanks to the Probabilistic Hough Transformation (Step 3), and after</text:p>
      <text:p text:style-name="P17">these two steps, the starting points (pixels) of the lanes can be found. In order to do that, the Hough</text:p>
      <text:p text:style-name="P17">Points for each group of Hough lines that were found in Step 2 are compared with each other, and</text:p>
      <text:p text:style-name="P17">then the last pixels in the columns should be found. If the camera can see three lanes, then the</text:p>
      <text:p text:style-name="P17">different starting points for the three different lanes must be found. This means that this process</text:p>
      <text:p text:style-name="P17">must be done for all lanes which can be seen in the frame.</text:p>
      <text:p text:style-name="P12"><text:span text:style-name="T5"/></text:p>
      <text:p text:style-name="P12"><text:span text:style-name="T5"/></text:p>
      <text:p text:style-name="P12"><text:span text:style-name="T5"/></text:p>
      <text:p text:style-name="P20"><text:span text:style-name="T30">Step 4 : <text:s/>It is now known in which pixel columns the middle and right lanes lie (Step 2), and the points (pixels) on the lanes are also shown thanks to Probabilistic Hough Transformation (Step 3), and after these two steps, the starting points (pixels) of the lanes can be found. In order to do that, the Hough Points for each group of Hough lines that were found in Step to compared with each other, and then the lowest pixels in the columns should be found. If the camera can see three lanes, then the different starting points for the three different lanes must be found. This means that this process must be done for all lanes which can be see in the frame. </text:span><text:span text:style-name="T5">A</text:span><text:span text:style-name="T10">s seen in Step 2, the position of the left lane couldn’t detect although the camera could see the left lane but the left lane was not seen in the lower 230 pixels so the position of the left lane couldn’t detected. In this case, </text:span><text:span text:style-name="T11">the Hough Points, which are left side of the middle lane position, are compared with each other then the lower pixel is found. It is the starting point (pixel) of the left lane.</text:span></text:p>
      <text:p text:style-name="P12"><text:span text:style-name="T5"/></text:p>
      <text:p text:style-name="P14"><text:span text:style-name="T5"/></text:p>
      <text:p text:style-name="P18"><text:span text:style-name="T30">Step 5 : The next step in this method is getting the Hough Points which are relevant to the</text:span></text:p>
      <text:p text:style-name="P18"><text:span text:style-name="T30">lanes. Now, for each lane, the Hough Points must be also grouped. For getting the Hough</text:span></text:p>
      <text:p text:style-name="P18"><text:span text:style-name="T30">Points which are relevant to the lanes, what I term the ’rectangle method’ is to be used. In the</text:span></text:p>
      <text:p text:style-name="P18"><text:span text:style-name="T30">rectangle method, a rectangle is drawn for each lane at the starting point found in Step 4, and</text:span></text:p>
      <text:p text:style-name="P18"><text:span text:style-name="T30">the coordinates of all of the Hough Points in that rectangle are saved in a vector. The highest</text:span></text:p>
      <text:p text:style-name="P18"><text:span text:style-name="T30">Hough Point in the rectangle must then be found. From that point, another rectangle must be</text:span></text:p>
      <text:p text:style-name="P18"><text:span text:style-name="T30">drawn, but the sizes of the rectangles are becoming progressively smaller, because the objects</text:span></text:p>
      <text:p text:style-name="P18"><text:span text:style-name="T30">seem smaller the further away they are from the camera. The sizes of the rectangles are also</text:span></text:p>
      <text:p text:style-name="P18"><text:soft-page-break/><text:span text:style-name="T30">similar but there is an exception with regard to the middle lane. The middle lane has dashed </text:span>lines so the rectangles in the middle lane must be bigger than in the left and right lanes. As seen</text:p>
      <text:p text:style-name="P18">in Figure 4.10 (rectangles shown in blue), with this method, the noise and the Hough Points</text:p>
      <text:p text:style-name="P18">which are not relevant to the lanes are removed.</text:p>
      <text:p text:style-name="P18"/>
      <text:p text:style-name="P18"/>
      <text:p text:style-name="P21">Step 5 : <text:span text:style-name="T30">The next step in this method is getting the Hough Points which are relevant to the</text:span></text:p>
      <text:p text:style-name="P21"><text:span text:style-name="T30">lanes. Now, for each lane, the Hough Points must be also grouped. For getting the Hough</text:span></text:p>
      <text:p text:style-name="P21"><text:span text:style-name="T30">Points which are relevant to the lanes, what I term the ’rectangle method’ is to be used. In the</text:span></text:p>
      <text:p text:style-name="P21"><text:span text:style-name="T30">rectangle method, a rectangle is drawn for each lane at the starting point found in Step 4, and</text:span></text:p>
      <text:p text:style-name="P21"><text:span text:style-name="T30">the coordinates of all of the Hough Points in that rectangle are saved in a vector. The </text:span><text:span text:style-name="T5">uppest</text:span></text:p>
      <text:p text:style-name="P21"><text:span text:style-name="T30">Hough Points in the rectangle must then be found. From that point, another rectangle must be</text:span></text:p>
      <text:p text:style-name="P21"><text:span text:style-name="T30">drawn, but the sizes of the rectangles are becoming progressively smaller, because the objects</text:span></text:p>
      <text:p text:style-name="P21"><text:span text:style-name="T30">seem smaller the further away they are from the camera. </text:span><text:span text:style-name="T12">The lower pixels of the frame show the lanes which are close the camera and the upper pixels of the frame show the objects/lanes which are far away from the camera so the size of the size can be adjusted by height of the rectangle. If the rectangle goes to direction of the lower pixels, the size of the size is going to smaller. </text:span><text:span text:style-name="T30">The sizes of the rectangles are also similar </text:span><text:span text:style-name="T5">for left and right lanes,</text:span><text:span text:style-name="T30"> but there is an exception with regard to the middle lane. The middle lane has dashed </text:span>lines so the rectangles in the middle lane must be bigger than in the left and right lanes. As seen in <text:span text:style-name="T16">Figure 4.10</text:span> (rectangles shown in blue), with this <text:span text:style-name="T34">method</text:span>, the noise and the Hough Points which are not relevant to the lanes are removed. <text:span text:style-name="T13">For ‘rectangle method’, a function is define in the source code. Input values of this function is, the input image, in which also Probabilistic Hough Transformation was used, starting point of the lane, </text:span><text:span text:style-name="T14">the vector of the Hough Points and it must be also defined, for which lane this function is used. In which lane, the rectangles are going to drawn must be known, because as previously mentioned, because of the dashed lines in the middle lane, the size of the rectangles are bigger compare to rectangles which are drawn in the left and right lanes.</text:span></text:p>
      <text:p text:style-name="P18"/>
      <text:p text:style-name="P18"/>
      <text:p text:style-name="P18"/>
      <text:p text:style-name="P19">Step 6 : The next step of this method is curve fitting. Curve Fitting is an algorithm which gives</text:p>
      <text:p text:style-name="P19">a mathematical description and this mathematical description provides the best fit for a series</text:p>
      <text:p text:style-name="P19">of data points. But in this master’s thesis, the curve fitting to be performed is modified. In this</text:p>
      <text:p text:style-name="P19">curve fitting, the coordinates of Hough Points are used but the x and y coordinates of these</text:p>
      <text:p text:style-name="P19">Hough Points are swapped, because the y-axes of these coordinates have more range than the</text:p>
      <text:p text:style-name="P19">x-axes. As a result, this swap raises the stability of the curve fitting.</text:p>
      <text:p text:style-name="P19">After using the Hough Points as input, three different mathematical equations are produced.</text:p>
      <text:p text:style-name="P19">One of these equations is for the left lane, another is for the middle lane, and the last equation</text:p>
      <text:p text:style-name="P19">is for the right lane. In order to produce these equations, naturally, only the relevant Hough</text:p>
      <text:p text:style-name="P19">points are used. For example, for left lane curve equation, only the Hough Points from the left</text:p>
      <text:p text:style-name="P19">lane were used.</text:p>
      <text:p text:style-name="P18"/>
      <text:p text:style-name="P11">Step 6 : <text:span text:style-name="T34">The ne</text:span></text:p>
      <text:p text:style-name="P18"/>
      <text:p text:style-name="P18"/>
      <text:p text:style-name="P18"/>
      <text:p text:style-name="P20"><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9:37:47.004115832</meta:creation-date>
    <dc:date>2017-11-01T17:22:15.189946433</dc:date>
    <meta:editing-duration>PT1H6M51S</meta:editing-duration>
    <meta:editing-cycles>2</meta:editing-cycles>
    <meta:generator>LibreOffice/5.1.6.2$Linux_X86_64 LibreOffice_project/10m0$Build-2</meta:generator>
    <meta:document-statistic meta:table-count="0" meta:image-count="0" meta:object-count="0" meta:page-count="5" meta:paragraph-count="118" meta:word-count="3482" meta:character-count="19698" meta:non-whitespace-character-count="16323"/>
  </office:meta>
</office:document-meta>
</file>